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ean of three independent atmospheric temperature series from Armagh</text:p>
      <text:p text:style-name="P1">Series I (Spot), Series II (maxmin) Series III (dry-bulb)</text:p>
      <text:p text:style-name="P1"/>
      <text:p text:style-name="P2">We have formed a mean temperature series for Armagh from 1796 to 2010 by averaging the monthly means of the three series I, II and III. Note that for quite extended periods, there might be only one or two of these three series running, so the mean can sometimes only include a single value; e.g. from 1796 to 1844, only Series I is available and from 1966 to present only maxmin is available. From plots, one can see that, where they overlap, there is good agreement amongst them.</text:p>
      <text:p text:style-name="P2"/>
      <text:p text:style-name="P2">Both Series I and Series III have been corrected for the time of reading and are converted to the equivalent of the mean of maximum and minimum.</text:p>
      <text:p text:style-name="P2"/>
      <text:p text:style-name="P2"><text:s/><text:span text:style-name="T1">Files:</text:span></text:p>
      <text:p text:style-name="P2"/>
      <text:p text:style-name="P2">/temperature/3-series/monthly/mon-3ser-clean4 <text:s/>Monthly mean temperatures from the three series in plain text.</text:p>
      <text:p text:style-name="P2"/>
      <text:p text:style-name="P2">/temperature/3-series/monthly/MeanMonthlyTemperatureAverages_2000Jan-2021Apr <text:s/>Excel file containing the monthly averages of max and min for recent years</text:p>
      <text:p text:style-name="P2"/>
      <text:p text:style-name="P2">/temperature/3-series/seas-ann/spc-san <text:s/>Series I seasonal and annual means: win, spr, sum, aut, ann</text:p>
      <text:p text:style-name="P2"><text:s text:c="34"/>/mspc <text:s text:c="20"/>Series I annual mean</text:p>
      <text:p text:style-name="P2"><text:s text:c="34"/>/mmm <text:s text:c="19"/>Series II <text:s/>annual mean max, min, mean maxmin, DTR</text:p>
      <text:p text:style-name="P2"><text:s text:c="34"/>/mdryc <text:s text:c="18"/>Series III, annual mean seasonal, win,spr,sum,aut, ann</text:p>
      <text:p text:style-name="P2"><text:s text:c="34"/>/an-sp-mm-dry <text:s text:c="6"/>Annual means of Series I, II and III and the mean of the <text:s text:c="32"/>. <text:s text:c="63"/>three, note -888 indicates not present</text:p>
      <text:p text:style-name="P2"><text:s text:c="35"/>/ann-arm-1796-2010 <text:s text:c="2"/>Annual means of the three series</text:p>
      <text:p text:style-name="P2"/>
      <text:p text:style-name="P2"/>
      <text:p text:style-name="P3">References:</text:p>
      <text:p text:style-name="P2"/>
      <text:p text:style-name="P2">ARM/MET/001073, ARM/MET/001074, ARM/MET/001077</text:p>
      <text:p text:style-name="P2"/>
      <text:p text:style-name="P3"/>
      <text:p text:style-name="P3">Publications:</text:p>
      <text:p text:style-name="P3"/>
      <text:p text:style-name="P5">Butler, C.J. and Johnston, D.J. (1996) A provisional Mean Temperature Series for Armagh Observatory, Journal of Atmospheric and Terrestrial Physics, Vol 58, 1657-1672</text:p>
      <text:p text:style-name="P5"/>
      <text:p text:style-name="P5">Butler, C.J., Garcia-Suarez, A.M. Coughlin, A.D.S. and Morrelll, C. (2005a) Air Temperatures at Armagh Observatory, Northern Ireland from 1796 to 2002. International Journal of Climatology 25, 1055-1079.</text:p>
      <text:p text:style-name="P5"/>
      <text:p text:style-name="P5">Butler, C.J., Garcia-Suarez, A.M., Coughlin, A.D.S. and Cardwell, D. (2005b) Meteorological Data recorded at Armagh Observatory: <text:s/>Volume 2 – Daily, Mean Monthly, Seasonal and Annual Maximum and Minimum Temperatures, 1844-2004, Armagh Observatory</text:p>
      <text:p text:style-name="P5"/>
      <text:p text:style-name="P5">Butler, C.J., Coughlin, A.D.S., Johnston, D.J., Cardwell, D. and Morrell, C. (2005c) Meteorological Data recorded at Armagh Observatory: Volume 6 – Daily, Monthly, Seasonal and Annual Air Temperatures from Series I (1796-1882) including the Dunsink Patch (1825-1833) and Series III (1844-19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Butler</meta:initial-creator>
    <meta:creation-date>2022-01-18T16:52:10.79</meta:creation-date>
    <dc:date>2022-02-07T18:16:02.43</dc:date>
    <dc:creator>Christopher Butler</dc:creator>
    <meta:editing-duration>PT3H34M55S</meta:editing-duration>
    <meta:editing-cycles>4</meta:editing-cycles>
    <meta:generator>OpenOffice/4.1.3$Win32 OpenOffice.org_project/413m1$Build-9783</meta:generator>
    <meta:document-statistic meta:table-count="0" meta:image-count="0" meta:object-count="0" meta:page-count="1" meta:paragraph-count="20" meta:word-count="350" meta:character-count="2728"/>
  </office:meta>
</office:document-meta>
</file>